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rms</text:p>
          </table:table-cell>
          <table:table-cell table:style-name="ce1" office:value-type="string" calcext:value-type="string">
            <text:p>1st quartile</text:p>
          </table:table-cell>
          <table:table-cell table:style-name="ce1" office:value-type="string" calcext:value-type="string">
            <text:p>2nd quartile</text:p>
          </table:table-cell>
          <table:table-cell table:style-name="ce1" office:value-type="string" calcext:value-type="string">
            <text:p>3rd quartile</text:p>
          </table:table-cell>
          <table:table-cell table:style-name="ce1" office:value-type="string" calcext:value-type="string">
            <text:p>interquartilerang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variance</text:p>
          </table:table-cell>
        </table:table-row>
        <table:table-row table:style-name="ro2">
          <table:table-cell office:value-type="string" calcext:value-type="string">
            <text:p>w1</text:p>
          </table:table-cell>
          <table:table-cell office:value-type="float" office:value="100" calcext:value-type="float">
            <text:p>100</text:p>
          </table:table-cell>
          <table:table-cell office:value-type="float" office:value="184.3567844" calcext:value-type="float">
            <text:p>184.3567844</text:p>
          </table:table-cell>
          <table:table-cell office:value-type="float" office:value="0.255330348702074" calcext:value-type="float">
            <text:p>0.255330348702074</text:p>
          </table:table-cell>
          <table:table-cell office:value-type="float" office:value="183.32074" calcext:value-type="float">
            <text:p>183.32074</text:p>
          </table:table-cell>
          <table:table-cell office:value-type="float" office:value="184.2218675" calcext:value-type="float">
            <text:p>184.2218675</text:p>
          </table:table-cell>
          <table:table-cell office:value-type="float" office:value="184.451095" calcext:value-type="float">
            <text:p>184.451095</text:p>
          </table:table-cell>
          <table:table-cell office:value-type="float" office:value="184.539205" calcext:value-type="float">
            <text:p>184.539205</text:p>
          </table:table-cell>
          <table:table-cell office:value-type="float" office:value="184.67595" calcext:value-type="float">
            <text:p>184.67595</text:p>
          </table:table-cell>
          <table:table-cell office:value-type="float" office:value="184.28932595" calcext:value-type="float">
            <text:p>184.28932595</text:p>
          </table:table-cell>
          <table:table-cell office:value-type="float" office:value="184.356959445417" calcext:value-type="float">
            <text:p>184.356959445417</text:p>
          </table:table-cell>
          <table:table-cell office:value-type="float" office:value="184.2218675" calcext:value-type="float">
            <text:p>184.2218675</text:p>
          </table:table-cell>
          <table:table-cell table:number-columns-repeated="2" office:value-type="float" office:value="184.451095" calcext:value-type="float">
            <text:p>184.451095</text:p>
          </table:table-cell>
          <table:table-cell office:value-type="float" office:value="0.229227500000007" calcext:value-type="float">
            <text:p>0.229227500000007</text:p>
          </table:table-cell>
          <table:table-cell office:value-type="float" office:value="1.35521" calcext:value-type="float">
            <text:p>1.35521</text:p>
          </table:table-cell>
          <table:table-cell office:value-type="float" office:value="0.0651935869683227" calcext:value-type="float">
            <text:p>0.065193586968323</text:p>
          </table:table-cell>
        </table:table-row>
        <table:table-row table:style-name="ro2">
          <table:table-cell office:value-type="string" calcext:value-type="string">
            <text:p>w2</text:p>
          </table:table-cell>
          <table:table-cell office:value-type="float" office:value="100" calcext:value-type="float">
            <text:p>100</text:p>
          </table:table-cell>
          <table:table-cell office:value-type="float" office:value="188.9190086" calcext:value-type="float">
            <text:p>188.9190086</text:p>
          </table:table-cell>
          <table:table-cell office:value-type="float" office:value="5.75157455536932" calcext:value-type="float">
            <text:p>5.75157455536932</text:p>
          </table:table-cell>
          <table:table-cell office:value-type="float" office:value="183.80392" calcext:value-type="float">
            <text:p>183.80392</text:p>
          </table:table-cell>
          <table:table-cell office:value-type="float" office:value="185.1099025" calcext:value-type="float">
            <text:p>185.1099025</text:p>
          </table:table-cell>
          <table:table-cell office:value-type="float" office:value="186.93364" calcext:value-type="float">
            <text:p>186.93364</text:p>
          </table:table-cell>
          <table:table-cell office:value-type="float" office:value="190.46884" calcext:value-type="float">
            <text:p>190.46884</text:p>
          </table:table-cell>
          <table:table-cell office:value-type="float" office:value="206.64807" calcext:value-type="float">
            <text:p>206.64807</text:p>
          </table:table-cell>
          <table:table-cell office:value-type="float" office:value="186.02177125" calcext:value-type="float">
            <text:p>186.02177125</text:p>
          </table:table-cell>
          <table:table-cell office:value-type="float" office:value="189.005665561047" calcext:value-type="float">
            <text:p>189.005665561047</text:p>
          </table:table-cell>
          <table:table-cell office:value-type="float" office:value="185.1099025" calcext:value-type="float">
            <text:p>185.1099025</text:p>
          </table:table-cell>
          <table:table-cell table:number-columns-repeated="2" office:value-type="float" office:value="186.93364" calcext:value-type="float">
            <text:p>186.93364</text:p>
          </table:table-cell>
          <table:table-cell office:value-type="float" office:value="1.82373749999999" calcext:value-type="float">
            <text:p>1.82373749999999</text:p>
          </table:table-cell>
          <table:table-cell office:value-type="float" office:value="22.84415" calcext:value-type="float">
            <text:p>22.84415</text:p>
          </table:table-cell>
          <table:table-cell office:value-type="float" office:value="33.0806098659718" calcext:value-type="float">
            <text:p>33.0806098659718</text:p>
          </table:table-cell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00" calcext:value-type="float">
            <text:p>100</text:p>
          </table:table-cell>
          <table:table-cell office:value-type="float" office:value="193.6180484" calcext:value-type="float">
            <text:p>193.6180484</text:p>
          </table:table-cell>
          <table:table-cell office:value-type="float" office:value="13.7179245574173" calcext:value-type="float">
            <text:p>13.7179245574173</text:p>
          </table:table-cell>
          <table:table-cell office:value-type="float" office:value="174.70398" calcext:value-type="float">
            <text:p>174.70398</text:p>
          </table:table-cell>
          <table:table-cell office:value-type="float" office:value="178.6688725" calcext:value-type="float">
            <text:p>178.6688725</text:p>
          </table:table-cell>
          <table:table-cell office:value-type="float" office:value="195.65844" calcext:value-type="float">
            <text:p>195.65844</text:p>
          </table:table-cell>
          <table:table-cell office:value-type="float" office:value="207.9019575" calcext:value-type="float">
            <text:p>207.9019575</text:p>
          </table:table-cell>
          <table:table-cell office:value-type="float" office:value="209.55098" calcext:value-type="float">
            <text:p>209.55098</text:p>
          </table:table-cell>
          <table:table-cell office:value-type="float" office:value="186.14346045" calcext:value-type="float">
            <text:p>186.14346045</text:p>
          </table:table-cell>
          <table:table-cell office:value-type="float" office:value="194.098553075097" calcext:value-type="float">
            <text:p>194.098553075097</text:p>
          </table:table-cell>
          <table:table-cell office:value-type="float" office:value="178.6688725" calcext:value-type="float">
            <text:p>178.6688725</text:p>
          </table:table-cell>
          <table:table-cell table:number-columns-repeated="2" office:value-type="float" office:value="195.65844" calcext:value-type="float">
            <text:p>195.65844</text:p>
          </table:table-cell>
          <table:table-cell office:value-type="float" office:value="16.9895675" calcext:value-type="float">
            <text:p>16.9895675</text:p>
          </table:table-cell>
          <table:table-cell office:value-type="float" office:value="34.847" calcext:value-type="float">
            <text:p>34.847</text:p>
          </table:table-cell>
          <table:table-cell office:value-type="float" office:value="188.181454162991" calcext:value-type="float">
            <text:p>188.181454162991</text:p>
          </table:table-cell>
        </table:table-row>
        <table:table-row table:style-name="ro2">
          <table:table-cell office:value-type="string" calcext:value-type="string">
            <text:p>w4</text:p>
          </table:table-cell>
          <table:table-cell office:value-type="float" office:value="100" calcext:value-type="float">
            <text:p>100</text:p>
          </table:table-cell>
          <table:table-cell office:value-type="float" office:value="176.9929785" calcext:value-type="float">
            <text:p>176.9929785</text:p>
          </table:table-cell>
          <table:table-cell office:value-type="float" office:value="1.18870278166161" calcext:value-type="float">
            <text:p>1.18870278166161</text:p>
          </table:table-cell>
          <table:table-cell office:value-type="float" office:value="174.84253" calcext:value-type="float">
            <text:p>174.84253</text:p>
          </table:table-cell>
          <table:table-cell office:value-type="float" office:value="175.9593825" calcext:value-type="float">
            <text:p>175.9593825</text:p>
          </table:table-cell>
          <table:table-cell office:value-type="float" office:value="176.91611" calcext:value-type="float">
            <text:p>176.91611</text:p>
          </table:table-cell>
          <table:table-cell office:value-type="float" office:value="178.17297" calcext:value-type="float">
            <text:p>178.17297</text:p>
          </table:table-cell>
          <table:table-cell office:value-type="float" office:value="178.73572" calcext:value-type="float">
            <text:p>178.73572</text:p>
          </table:table-cell>
          <table:table-cell office:value-type="float" office:value="176.43774625" calcext:value-type="float">
            <text:p>176.43774625</text:p>
          </table:table-cell>
          <table:table-cell office:value-type="float" office:value="176.99693026282" calcext:value-type="float">
            <text:p>176.99693026282</text:p>
          </table:table-cell>
          <table:table-cell office:value-type="float" office:value="175.9593825" calcext:value-type="float">
            <text:p>175.9593825</text:p>
          </table:table-cell>
          <table:table-cell table:number-columns-repeated="2" office:value-type="float" office:value="176.91611" calcext:value-type="float">
            <text:p>176.91611</text:p>
          </table:table-cell>
          <table:table-cell office:value-type="float" office:value="0.9567275" calcext:value-type="float">
            <text:p>0.9567275</text:p>
          </table:table-cell>
          <table:table-cell office:value-type="float" office:value="3.89318999999998" calcext:value-type="float">
            <text:p>3.89318999999998</text:p>
          </table:table-cell>
          <table:table-cell office:value-type="float" office:value="1.41301430313005" calcext:value-type="float">
            <text:p>1.41301430313005</text:p>
          </table:table-cell>
        </table:table-row>
        <table:table-row table:style-name="ro2">
          <table:table-cell office:value-type="string" calcext:value-type="string">
            <text:p>w5</text:p>
          </table:table-cell>
          <table:table-cell office:value-type="float" office:value="100" calcext:value-type="float">
            <text:p>100</text:p>
          </table:table-cell>
          <table:table-cell office:value-type="float" office:value="170.4263911" calcext:value-type="float">
            <text:p>170.4263911</text:p>
          </table:table-cell>
          <table:table-cell office:value-type="float" office:value="1.89309307463903" calcext:value-type="float">
            <text:p>1.89309307463903</text:p>
          </table:table-cell>
          <table:table-cell office:value-type="float" office:value="168.51678" calcext:value-type="float">
            <text:p>168.51678</text:p>
          </table:table-cell>
          <table:table-cell office:value-type="float" office:value="168.84335" calcext:value-type="float">
            <text:p>168.84335</text:p>
          </table:table-cell>
          <table:table-cell office:value-type="float" office:value="169.587495" calcext:value-type="float">
            <text:p>169.587495</text:p>
          </table:table-cell>
          <table:table-cell office:value-type="float" office:value="171.8767525" calcext:value-type="float">
            <text:p>171.8767525</text:p>
          </table:table-cell>
          <table:table-cell office:value-type="float" office:value="174.62317" calcext:value-type="float">
            <text:p>174.62317</text:p>
          </table:table-cell>
          <table:table-cell office:value-type="float" office:value="169.2154225" calcext:value-type="float">
            <text:p>169.2154225</text:p>
          </table:table-cell>
          <table:table-cell office:value-type="float" office:value="170.436799860668" calcext:value-type="float">
            <text:p>170.436799860668</text:p>
          </table:table-cell>
          <table:table-cell office:value-type="float" office:value="168.84335" calcext:value-type="float">
            <text:p>168.84335</text:p>
          </table:table-cell>
          <table:table-cell table:number-columns-repeated="2" office:value-type="float" office:value="169.587495" calcext:value-type="float">
            <text:p>169.587495</text:p>
          </table:table-cell>
          <table:table-cell office:value-type="float" office:value="0.744145000000003" calcext:value-type="float">
            <text:p>0.744145000000003</text:p>
          </table:table-cell>
          <table:table-cell office:value-type="float" office:value="6.10638999999998" calcext:value-type="float">
            <text:p>6.10638999999998</text:p>
          </table:table-cell>
          <table:table-cell office:value-type="float" office:value="3.58380138924625" calcext:value-type="float">
            <text:p>3.58380138924625</text:p>
          </table:table-cell>
        </table:table-row>
        <table:table-row table:style-name="ro2">
          <table:table-cell office:value-type="string" calcext:value-type="string">
            <text:p>w6</text:p>
          </table:table-cell>
          <table:table-cell office:value-type="float" office:value="100" calcext:value-type="float">
            <text:p>100</text:p>
          </table:table-cell>
          <table:table-cell office:value-type="float" office:value="171.0915798" calcext:value-type="float">
            <text:p>171.0915798</text:p>
          </table:table-cell>
          <table:table-cell office:value-type="float" office:value="0.853801300506995" calcext:value-type="float">
            <text:p>0.853801300506995</text:p>
          </table:table-cell>
          <table:table-cell office:value-type="float" office:value="169.68921" calcext:value-type="float">
            <text:p>169.68921</text:p>
          </table:table-cell>
          <table:table-cell office:value-type="float" office:value="170.3347975" calcext:value-type="float">
            <text:p>170.3347975</text:p>
          </table:table-cell>
          <table:table-cell office:value-type="float" office:value="171.015015" calcext:value-type="float">
            <text:p>171.015015</text:p>
          </table:table-cell>
          <table:table-cell office:value-type="float" office:value="171.9796925" calcext:value-type="float">
            <text:p>171.9796925</text:p>
          </table:table-cell>
          <table:table-cell office:value-type="float" office:value="172.39551" calcext:value-type="float">
            <text:p>172.39551</text:p>
          </table:table-cell>
          <table:table-cell office:value-type="float" office:value="170.67490625" calcext:value-type="float">
            <text:p>170.67490625</text:p>
          </table:table-cell>
          <table:table-cell office:value-type="float" office:value="171.093688853078" calcext:value-type="float">
            <text:p>171.093688853078</text:p>
          </table:table-cell>
          <table:table-cell office:value-type="float" office:value="170.3347975" calcext:value-type="float">
            <text:p>170.3347975</text:p>
          </table:table-cell>
          <table:table-cell table:number-columns-repeated="2" office:value-type="float" office:value="171.015015" calcext:value-type="float">
            <text:p>171.015015</text:p>
          </table:table-cell>
          <table:table-cell office:value-type="float" office:value="0.680217499999998" calcext:value-type="float">
            <text:p>0.680217499999998</text:p>
          </table:table-cell>
          <table:table-cell office:value-type="float" office:value="2.7063" calcext:value-type="float">
            <text:p>2.7063</text:p>
          </table:table-cell>
          <table:table-cell office:value-type="float" office:value="0.728976660747437" calcext:value-type="float">
            <text:p>0.728976660747437</text:p>
          </table:table-cell>
        </table:table-row>
        <table:table-row table:style-name="ro2">
          <table:table-cell office:value-type="string" calcext:value-type="string">
            <text:p>w7</text:p>
          </table:table-cell>
          <table:table-cell office:value-type="float" office:value="100" calcext:value-type="float">
            <text:p>100</text:p>
          </table:table-cell>
          <table:table-cell office:value-type="float" office:value="173.7697802" calcext:value-type="float">
            <text:p>173.7697802</text:p>
          </table:table-cell>
          <table:table-cell office:value-type="float" office:value="5.00240734094954" calcext:value-type="float">
            <text:p>5.00240734094954</text:p>
          </table:table-cell>
          <table:table-cell office:value-type="float" office:value="169.52563" calcext:value-type="float">
            <text:p>169.52563</text:p>
          </table:table-cell>
          <table:table-cell office:value-type="float" office:value="170.021055" calcext:value-type="float">
            <text:p>170.021055</text:p>
          </table:table-cell>
          <table:table-cell office:value-type="float" office:value="170.914825" calcext:value-type="float">
            <text:p>170.914825</text:p>
          </table:table-cell>
          <table:table-cell office:value-type="float" office:value="176.979935" calcext:value-type="float">
            <text:p>176.979935</text:p>
          </table:table-cell>
          <table:table-cell office:value-type="float" office:value="186.60622" calcext:value-type="float">
            <text:p>186.60622</text:p>
          </table:table-cell>
          <table:table-cell office:value-type="float" office:value="170.46794" calcext:value-type="float">
            <text:p>170.46794</text:p>
          </table:table-cell>
          <table:table-cell office:value-type="float" office:value="173.841049091315" calcext:value-type="float">
            <text:p>173.841049091315</text:p>
          </table:table-cell>
          <table:table-cell office:value-type="float" office:value="170.021055" calcext:value-type="float">
            <text:p>170.021055</text:p>
          </table:table-cell>
          <table:table-cell table:number-columns-repeated="2" office:value-type="float" office:value="170.914825" calcext:value-type="float">
            <text:p>170.914825</text:p>
          </table:table-cell>
          <table:table-cell office:value-type="float" office:value="0.893770000000018" calcext:value-type="float">
            <text:p>0.893770000000018</text:p>
          </table:table-cell>
          <table:table-cell office:value-type="float" office:value="17.08059" calcext:value-type="float">
            <text:p>17.08059</text:p>
          </table:table-cell>
          <table:table-cell office:value-type="float" office:value="25.0240792047858" calcext:value-type="float">
            <text:p>25.0240792047858</text:p>
          </table:table-cell>
        </table:table-row>
        <table:table-row table:style-name="ro2">
          <table:table-cell office:value-type="string" calcext:value-type="string">
            <text:p>w8</text:p>
          </table:table-cell>
          <table:table-cell office:value-type="float" office:value="100" calcext:value-type="float">
            <text:p>100</text:p>
          </table:table-cell>
          <table:table-cell office:value-type="float" office:value="219.6617551" calcext:value-type="float">
            <text:p>219.6617551</text:p>
          </table:table-cell>
          <table:table-cell office:value-type="float" office:value="17.4683612257559" calcext:value-type="float">
            <text:p>17.4683612257559</text:p>
          </table:table-cell>
          <table:table-cell office:value-type="float" office:value="187.3159" calcext:value-type="float">
            <text:p>187.3159</text:p>
          </table:table-cell>
          <table:table-cell office:value-type="float" office:value="206.3417575" calcext:value-type="float">
            <text:p>206.3417575</text:p>
          </table:table-cell>
          <table:table-cell office:value-type="float" office:value="219.563805" calcext:value-type="float">
            <text:p>219.563805</text:p>
          </table:table-cell>
          <table:table-cell office:value-type="float" office:value="235.293615" calcext:value-type="float">
            <text:p>235.293615</text:p>
          </table:table-cell>
          <table:table-cell office:value-type="float" office:value="247.04657" calcext:value-type="float">
            <text:p>247.04657</text:p>
          </table:table-cell>
          <table:table-cell office:value-type="float" office:value="212.95278125" calcext:value-type="float">
            <text:p>212.95278125</text:p>
          </table:table-cell>
          <table:table-cell office:value-type="float" office:value="220.348312589606" calcext:value-type="float">
            <text:p>220.348312589606</text:p>
          </table:table-cell>
          <table:table-cell office:value-type="float" office:value="206.3417575" calcext:value-type="float">
            <text:p>206.3417575</text:p>
          </table:table-cell>
          <table:table-cell table:number-columns-repeated="2" office:value-type="float" office:value="219.563805" calcext:value-type="float">
            <text:p>219.563805</text:p>
          </table:table-cell>
          <table:table-cell office:value-type="float" office:value="13.2220475" calcext:value-type="float">
            <text:p>13.2220475</text:p>
          </table:table-cell>
          <table:table-cell office:value-type="float" office:value="59.73067" calcext:value-type="float">
            <text:p>59.73067</text:p>
          </table:table-cell>
          <table:table-cell office:value-type="float" office:value="305.143643913492" calcext:value-type="float">
            <text:p>305.143643913492</text:p>
          </table:table-cell>
        </table:table-row>
        <table:table-row table:style-name="ro2">
          <table:table-cell office:value-type="string" calcext:value-type="string">
            <text:p>w9</text:p>
          </table:table-cell>
          <table:table-cell office:value-type="float" office:value="100" calcext:value-type="float">
            <text:p>100</text:p>
          </table:table-cell>
          <table:table-cell office:value-type="float" office:value="253.8352899" calcext:value-type="float">
            <text:p>253.8352899</text:p>
          </table:table-cell>
          <table:table-cell office:value-type="float" office:value="3.63540493041002" calcext:value-type="float">
            <text:p>3.63540493041002</text:p>
          </table:table-cell>
          <table:table-cell office:value-type="float" office:value="247.45584" calcext:value-type="float">
            <text:p>247.45584</text:p>
          </table:table-cell>
          <table:table-cell office:value-type="float" office:value="250.9379275" calcext:value-type="float">
            <text:p>250.9379275</text:p>
          </table:table-cell>
          <table:table-cell office:value-type="float" office:value="252.875855" calcext:value-type="float">
            <text:p>252.875855</text:p>
          </table:table-cell>
          <table:table-cell office:value-type="float" office:value="257.1868125" calcext:value-type="float">
            <text:p>257.1868125</text:p>
          </table:table-cell>
          <table:table-cell office:value-type="float" office:value="259.786" calcext:value-type="float">
            <text:p>259.786</text:p>
          </table:table-cell>
          <table:table-cell office:value-type="float" office:value="251.90689125" calcext:value-type="float">
            <text:p>251.90689125</text:p>
          </table:table-cell>
          <table:table-cell office:value-type="float" office:value="253.861061224314" calcext:value-type="float">
            <text:p>253.861061224314</text:p>
          </table:table-cell>
          <table:table-cell office:value-type="float" office:value="250.9379275" calcext:value-type="float">
            <text:p>250.9379275</text:p>
          </table:table-cell>
          <table:table-cell table:number-columns-repeated="2" office:value-type="float" office:value="252.875855" calcext:value-type="float">
            <text:p>252.875855</text:p>
          </table:table-cell>
          <table:table-cell office:value-type="float" office:value="1.9379275" calcext:value-type="float">
            <text:p>1.9379275</text:p>
          </table:table-cell>
          <table:table-cell office:value-type="float" office:value="12.33016" calcext:value-type="float">
            <text:p>12.33016</text:p>
          </table:table-cell>
          <table:table-cell office:value-type="float" office:value="13.2161690080495" calcext:value-type="float">
            <text:p>13.2161690080495</text:p>
          </table:table-cell>
        </table:table-row>
        <table:table-row table:style-name="ro2">
          <table:table-cell office:value-type="string" calcext:value-type="string">
            <text:p>w10</text:p>
          </table:table-cell>
          <table:table-cell office:value-type="float" office:value="100" calcext:value-type="float">
            <text:p>100</text:p>
          </table:table-cell>
          <table:table-cell office:value-type="float" office:value="215.8707326" calcext:value-type="float">
            <text:p>215.8707326</text:p>
          </table:table-cell>
          <table:table-cell office:value-type="float" office:value="15.3044369003676" calcext:value-type="float">
            <text:p>15.3044369003676</text:p>
          </table:table-cell>
          <table:table-cell office:value-type="float" office:value="191.73004" calcext:value-type="float">
            <text:p>191.73004</text:p>
          </table:table-cell>
          <table:table-cell office:value-type="float" office:value="202.898755" calcext:value-type="float">
            <text:p>202.898755</text:p>
          </table:table-cell>
          <table:table-cell office:value-type="float" office:value="215.984905" calcext:value-type="float">
            <text:p>215.984905</text:p>
          </table:table-cell>
          <table:table-cell office:value-type="float" office:value="225.4007475" calcext:value-type="float">
            <text:p>225.4007475</text:p>
          </table:table-cell>
          <table:table-cell office:value-type="float" office:value="247.68568" calcext:value-type="float">
            <text:p>247.68568</text:p>
          </table:table-cell>
          <table:table-cell office:value-type="float" office:value="209.3847438" calcext:value-type="float">
            <text:p>209.3847438</text:p>
          </table:table-cell>
          <table:table-cell office:value-type="float" office:value="216.407154974621" calcext:value-type="float">
            <text:p>216.407154974621</text:p>
          </table:table-cell>
          <table:table-cell office:value-type="float" office:value="202.898755" calcext:value-type="float">
            <text:p>202.898755</text:p>
          </table:table-cell>
          <table:table-cell table:number-columns-repeated="2" office:value-type="float" office:value="215.984905" calcext:value-type="float">
            <text:p>215.984905</text:p>
          </table:table-cell>
          <table:table-cell office:value-type="float" office:value="13.08615" calcext:value-type="float">
            <text:p>13.08615</text:p>
          </table:table-cell>
          <table:table-cell office:value-type="float" office:value="55.95564" calcext:value-type="float">
            <text:p>55.95564</text:p>
          </table:table-cell>
          <table:table-cell office:value-type="float" office:value="234.225788837333" calcext:value-type="float">
            <text:p>234.225788837333</text:p>
          </table:table-cell>
        </table:table-row>
        <table:table-row table:style-name="ro2">
          <table:table-cell office:value-type="string" calcext:value-type="string">
            <text:p>w11</text:p>
          </table:table-cell>
          <table:table-cell office:value-type="float" office:value="100" calcext:value-type="float">
            <text:p>100</text:p>
          </table:table-cell>
          <table:table-cell office:value-type="float" office:value="183.9712342" calcext:value-type="float">
            <text:p>183.9712342</text:p>
          </table:table-cell>
          <table:table-cell office:value-type="float" office:value="2.80629326151898" calcext:value-type="float">
            <text:p>2.80629326151898</text:p>
          </table:table-cell>
          <table:table-cell office:value-type="float" office:value="181.1846" calcext:value-type="float">
            <text:p>181.1846</text:p>
          </table:table-cell>
          <table:table-cell office:value-type="float" office:value="181.720695" calcext:value-type="float">
            <text:p>181.720695</text:p>
          </table:table-cell>
          <table:table-cell office:value-type="float" office:value="183.06103" calcext:value-type="float">
            <text:p>183.06103</text:p>
          </table:table-cell>
          <table:table-cell office:value-type="float" office:value="184.972085" calcext:value-type="float">
            <text:p>184.972085</text:p>
          </table:table-cell>
          <table:table-cell office:value-type="float" office:value="191.67552" calcext:value-type="float">
            <text:p>191.67552</text:p>
          </table:table-cell>
          <table:table-cell office:value-type="float" office:value="182.3908625" calcext:value-type="float">
            <text:p>182.3908625</text:p>
          </table:table-cell>
          <table:table-cell office:value-type="float" office:value="183.992422512782" calcext:value-type="float">
            <text:p>183.992422512782</text:p>
          </table:table-cell>
          <table:table-cell office:value-type="float" office:value="181.720695" calcext:value-type="float">
            <text:p>181.720695</text:p>
          </table:table-cell>
          <table:table-cell table:number-columns-repeated="2" office:value-type="float" office:value="183.06103" calcext:value-type="float">
            <text:p>183.06103</text:p>
          </table:table-cell>
          <table:table-cell office:value-type="float" office:value="1.34033500000001" calcext:value-type="float">
            <text:p>1.34033500000001</text:p>
          </table:table-cell>
          <table:table-cell office:value-type="float" office:value="10.49092" calcext:value-type="float">
            <text:p>10.49092</text:p>
          </table:table-cell>
          <table:table-cell office:value-type="float" office:value="7.87528186964682" calcext:value-type="float">
            <text:p>7.87528186964682</text:p>
          </table:table-cell>
        </table:table-row>
        <table:table-row table:style-name="ro2">
          <table:table-cell office:value-type="string" calcext:value-type="string">
            <text:p>w12</text:p>
          </table:table-cell>
          <table:table-cell office:value-type="float" office:value="100" calcext:value-type="float">
            <text:p>100</text:p>
          </table:table-cell>
          <table:table-cell office:value-type="float" office:value="189.3501574" calcext:value-type="float">
            <text:p>189.3501574</text:p>
          </table:table-cell>
          <table:table-cell office:value-type="float" office:value="1.94724185162824" calcext:value-type="float">
            <text:p>1.94724185162824</text:p>
          </table:table-cell>
          <table:table-cell office:value-type="float" office:value="184.65228" calcext:value-type="float">
            <text:p>184.65228</text:p>
          </table:table-cell>
          <table:table-cell office:value-type="float" office:value="188.129385" calcext:value-type="float">
            <text:p>188.129385</text:p>
          </table:table-cell>
          <table:table-cell office:value-type="float" office:value="190.24994" calcext:value-type="float">
            <text:p>190.24994</text:p>
          </table:table-cell>
          <table:table-cell office:value-type="float" office:value="190.7880725" calcext:value-type="float">
            <text:p>190.7880725</text:p>
          </table:table-cell>
          <table:table-cell office:value-type="float" office:value="191.29927" calcext:value-type="float">
            <text:p>191.29927</text:p>
          </table:table-cell>
          <table:table-cell office:value-type="float" office:value="188.7397712" calcext:value-type="float">
            <text:p>188.7397712</text:p>
          </table:table-cell>
          <table:table-cell office:value-type="float" office:value="189.360069551965" calcext:value-type="float">
            <text:p>189.360069551965</text:p>
          </table:table-cell>
          <table:table-cell office:value-type="float" office:value="188.129385" calcext:value-type="float">
            <text:p>188.129385</text:p>
          </table:table-cell>
          <table:table-cell table:number-columns-repeated="2" office:value-type="float" office:value="190.24994" calcext:value-type="float">
            <text:p>190.24994</text:p>
          </table:table-cell>
          <table:table-cell office:value-type="float" office:value="2.12055499999997" calcext:value-type="float">
            <text:p>2.12055499999997</text:p>
          </table:table-cell>
          <table:table-cell office:value-type="float" office:value="6.64698999999999" calcext:value-type="float">
            <text:p>6.64698999999999</text:p>
          </table:table-cell>
          <table:table-cell office:value-type="float" office:value="3.79175082873257" calcext:value-type="float">
            <text:p>3.79175082873257</text:p>
          </table:table-cell>
        </table:table-row>
        <table:table-row table:style-name="ro2">
          <table:table-cell office:value-type="string" calcext:value-type="string">
            <text:p>w13</text:p>
          </table:table-cell>
          <table:table-cell office:value-type="float" office:value="100" calcext:value-type="float">
            <text:p>100</text:p>
          </table:table-cell>
          <table:table-cell office:value-type="float" office:value="190.1183815" calcext:value-type="float">
            <text:p>190.1183815</text:p>
          </table:table-cell>
          <table:table-cell office:value-type="float" office:value="0.404347693515448" calcext:value-type="float">
            <text:p>0.404347693515448</text:p>
          </table:table-cell>
          <table:table-cell office:value-type="float" office:value="189.3457" calcext:value-type="float">
            <text:p>189.3457</text:p>
          </table:table-cell>
          <table:table-cell office:value-type="float" office:value="189.7362175" calcext:value-type="float">
            <text:p>189.7362175</text:p>
          </table:table-cell>
          <table:table-cell office:value-type="float" office:value="190.109555" calcext:value-type="float">
            <text:p>190.109555</text:p>
          </table:table-cell>
          <table:table-cell office:value-type="float" office:value="190.5119525" calcext:value-type="float">
            <text:p>190.5119525</text:p>
          </table:table-cell>
          <table:table-cell office:value-type="float" office:value="190.82301" calcext:value-type="float">
            <text:p>190.82301</text:p>
          </table:table-cell>
          <table:table-cell office:value-type="float" office:value="189.92288625" calcext:value-type="float">
            <text:p>189.92288625</text:p>
          </table:table-cell>
          <table:table-cell office:value-type="float" office:value="190.118807187154" calcext:value-type="float">
            <text:p>190.118807187154</text:p>
          </table:table-cell>
          <table:table-cell office:value-type="float" office:value="189.7362175" calcext:value-type="float">
            <text:p>189.7362175</text:p>
          </table:table-cell>
          <table:table-cell table:number-columns-repeated="2" office:value-type="float" office:value="190.109555" calcext:value-type="float">
            <text:p>190.109555</text:p>
          </table:table-cell>
          <table:table-cell office:value-type="float" office:value="0.373337499999991" calcext:value-type="float">
            <text:p>0.373337499999991</text:p>
          </table:table-cell>
          <table:table-cell office:value-type="float" office:value="1.47731000000002" calcext:value-type="float">
            <text:p>1.47731000000002</text:p>
          </table:table-cell>
          <table:table-cell office:value-type="float" office:value="0.163497057251263" calcext:value-type="float">
            <text:p>0.163497057251263</text:p>
          </table:table-cell>
        </table:table-row>
        <table:table-row table:style-name="ro2">
          <table:table-cell office:value-type="string" calcext:value-type="string">
            <text:p>w14</text:p>
          </table:table-cell>
          <table:table-cell office:value-type="float" office:value="100" calcext:value-type="float">
            <text:p>100</text:p>
          </table:table-cell>
          <table:table-cell office:value-type="float" office:value="191.2657658" calcext:value-type="float">
            <text:p>191.2657658</text:p>
          </table:table-cell>
          <table:table-cell office:value-type="float" office:value="1.05575858620224" calcext:value-type="float">
            <text:p>1.05575858620224</text:p>
          </table:table-cell>
          <table:table-cell office:value-type="float" office:value="189.93146" calcext:value-type="float">
            <text:p>189.93146</text:p>
          </table:table-cell>
          <table:table-cell office:value-type="float" office:value="190.27465" calcext:value-type="float">
            <text:p>190.27465</text:p>
          </table:table-cell>
          <table:table-cell office:value-type="float" office:value="190.990465" calcext:value-type="float">
            <text:p>190.990465</text:p>
          </table:table-cell>
          <table:table-cell office:value-type="float" office:value="192.41407" calcext:value-type="float">
            <text:p>192.41407</text:p>
          </table:table-cell>
          <table:table-cell office:value-type="float" office:value="193.07767" calcext:value-type="float">
            <text:p>193.07767</text:p>
          </table:table-cell>
          <table:table-cell office:value-type="float" office:value="190.6325575" calcext:value-type="float">
            <text:p>190.6325575</text:p>
          </table:table-cell>
          <table:table-cell office:value-type="float" office:value="191.268650455298" calcext:value-type="float">
            <text:p>191.268650455298</text:p>
          </table:table-cell>
          <table:table-cell office:value-type="float" office:value="190.27465" calcext:value-type="float">
            <text:p>190.27465</text:p>
          </table:table-cell>
          <table:table-cell table:number-columns-repeated="2" office:value-type="float" office:value="190.990465" calcext:value-type="float">
            <text:p>190.990465</text:p>
          </table:table-cell>
          <table:table-cell office:value-type="float" office:value="0.715815000000021" calcext:value-type="float">
            <text:p>0.715815000000021</text:p>
          </table:table-cell>
          <table:table-cell office:value-type="float" office:value="3.14620999999997" calcext:value-type="float">
            <text:p>3.14620999999997</text:p>
          </table:table-cell>
          <table:table-cell office:value-type="float" office:value="1.11462619233975" calcext:value-type="float">
            <text:p>1.11462619233975</text:p>
          </table:table-cell>
        </table:table-row>
        <table:table-row table:style-name="ro2">
          <table:table-cell office:value-type="string" calcext:value-type="string">
            <text:p>w15</text:p>
          </table:table-cell>
          <table:table-cell office:value-type="float" office:value="100" calcext:value-type="float">
            <text:p>100</text:p>
          </table:table-cell>
          <table:table-cell office:value-type="float" office:value="192.856235" calcext:value-type="float">
            <text:p>192.856235</text:p>
          </table:table-cell>
          <table:table-cell office:value-type="float" office:value="1.45307992994921" calcext:value-type="float">
            <text:p>1.45307992994921</text:p>
          </table:table-cell>
          <table:table-cell office:value-type="float" office:value="189.47368" calcext:value-type="float">
            <text:p>189.47368</text:p>
          </table:table-cell>
          <table:table-cell office:value-type="float" office:value="191.8564775" calcext:value-type="float">
            <text:p>191.8564775</text:p>
          </table:table-cell>
          <table:table-cell office:value-type="float" office:value="193.43982" calcext:value-type="float">
            <text:p>193.43982</text:p>
          </table:table-cell>
          <table:table-cell office:value-type="float" office:value="194.0155375" calcext:value-type="float">
            <text:p>194.0155375</text:p>
          </table:table-cell>
          <table:table-cell office:value-type="float" office:value="194.35092" calcext:value-type="float">
            <text:p>194.35092</text:p>
          </table:table-cell>
          <table:table-cell office:value-type="float" office:value="192.35635625" calcext:value-type="float">
            <text:p>192.35635625</text:p>
          </table:table-cell>
          <table:table-cell office:value-type="float" office:value="192.861654315328" calcext:value-type="float">
            <text:p>192.861654315328</text:p>
          </table:table-cell>
          <table:table-cell office:value-type="float" office:value="191.8564775" calcext:value-type="float">
            <text:p>191.8564775</text:p>
          </table:table-cell>
          <table:table-cell table:number-columns-repeated="2" office:value-type="float" office:value="193.43982" calcext:value-type="float">
            <text:p>193.43982</text:p>
          </table:table-cell>
          <table:table-cell office:value-type="float" office:value="1.58334249999999" calcext:value-type="float">
            <text:p>1.58334249999999</text:p>
          </table:table-cell>
          <table:table-cell office:value-type="float" office:value="4.87724" calcext:value-type="float">
            <text:p>4.87724</text:p>
          </table:table-cell>
          <table:table-cell office:value-type="float" office:value="2.11144128282121" calcext:value-type="float">
            <text:p>2.11144128282121</text:p>
          </table:table-cell>
        </table:table-row>
        <table:table-row table:style-name="ro2">
          <table:table-cell office:value-type="string" calcext:value-type="string">
            <text:p>w16</text:p>
          </table:table-cell>
          <table:table-cell office:value-type="float" office:value="100" calcext:value-type="float">
            <text:p>100</text:p>
          </table:table-cell>
          <table:table-cell office:value-type="float" office:value="188.0145485" calcext:value-type="float">
            <text:p>188.0145485</text:p>
          </table:table-cell>
          <table:table-cell office:value-type="float" office:value="0.789869344043271" calcext:value-type="float">
            <text:p>0.789869344043271</text:p>
          </table:table-cell>
          <table:table-cell office:value-type="float" office:value="186.68706" calcext:value-type="float">
            <text:p>186.68706</text:p>
          </table:table-cell>
          <table:table-cell office:value-type="float" office:value="187.31077" calcext:value-type="float">
            <text:p>187.31077</text:p>
          </table:table-cell>
          <table:table-cell office:value-type="float" office:value="188.17175" calcext:value-type="float">
            <text:p>188.17175</text:p>
          </table:table-cell>
          <table:table-cell office:value-type="float" office:value="188.636395" calcext:value-type="float">
            <text:p>188.636395</text:p>
          </table:table-cell>
          <table:table-cell office:value-type="float" office:value="189.48972" calcext:value-type="float">
            <text:p>189.48972</text:p>
          </table:table-cell>
          <table:table-cell office:value-type="float" office:value="187.66265925" calcext:value-type="float">
            <text:p>187.66265925</text:p>
          </table:table-cell>
          <table:table-cell office:value-type="float" office:value="188.016191064237" calcext:value-type="float">
            <text:p>188.016191064237</text:p>
          </table:table-cell>
          <table:table-cell office:value-type="float" office:value="187.31077" calcext:value-type="float">
            <text:p>187.31077</text:p>
          </table:table-cell>
          <table:table-cell table:number-columns-repeated="2" office:value-type="float" office:value="188.17175" calcext:value-type="float">
            <text:p>188.17175</text:p>
          </table:table-cell>
          <table:table-cell office:value-type="float" office:value="0.860980000000012" calcext:value-type="float">
            <text:p>0.860980000000012</text:p>
          </table:table-cell>
          <table:table-cell office:value-type="float" office:value="2.80266" calcext:value-type="float">
            <text:p>2.80266</text:p>
          </table:table-cell>
          <table:table-cell office:value-type="float" office:value="0.623893580659347" calcext:value-type="float">
            <text:p>0.623893580659347</text:p>
          </table:table-cell>
        </table:table-row>
        <table:table-row table:style-name="ro2">
          <table:table-cell office:value-type="string" calcext:value-type="string">
            <text:p>w17</text:p>
          </table:table-cell>
          <table:table-cell office:value-type="float" office:value="100" calcext:value-type="float">
            <text:p>100</text:p>
          </table:table-cell>
          <table:table-cell office:value-type="float" office:value="184.5087324" calcext:value-type="float">
            <text:p>184.5087324</text:p>
          </table:table-cell>
          <table:table-cell office:value-type="float" office:value="2.79803701038624" calcext:value-type="float">
            <text:p>2.79803701038624</text:p>
          </table:table-cell>
          <table:table-cell office:value-type="float" office:value="180.78064" calcext:value-type="float">
            <text:p>180.78064</text:p>
          </table:table-cell>
          <table:table-cell office:value-type="float" office:value="181.36098" calcext:value-type="float">
            <text:p>181.36098</text:p>
          </table:table-cell>
          <table:table-cell office:value-type="float" office:value="184.62028" calcext:value-type="float">
            <text:p>184.62028</text:p>
          </table:table-cell>
          <table:table-cell office:value-type="float" office:value="187.259295" calcext:value-type="float">
            <text:p>187.259295</text:p>
          </table:table-cell>
          <table:table-cell office:value-type="float" office:value="189.35214" calcext:value-type="float">
            <text:p>189.35214</text:p>
          </table:table-cell>
          <table:table-cell office:value-type="float" office:value="182.9348562" calcext:value-type="float">
            <text:p>182.9348562</text:p>
          </table:table-cell>
          <table:table-cell office:value-type="float" office:value="184.529734874505" calcext:value-type="float">
            <text:p>184.529734874505</text:p>
          </table:table-cell>
          <table:table-cell office:value-type="float" office:value="181.36098" calcext:value-type="float">
            <text:p>181.36098</text:p>
          </table:table-cell>
          <table:table-cell table:number-columns-repeated="2" office:value-type="float" office:value="184.62028" calcext:value-type="float">
            <text:p>184.62028</text:p>
          </table:table-cell>
          <table:table-cell office:value-type="float" office:value="3.25929999999997" calcext:value-type="float">
            <text:p>3.25929999999997</text:p>
          </table:table-cell>
          <table:table-cell office:value-type="float" office:value="8.57150000000001" calcext:value-type="float">
            <text:p>8.57150000000001</text:p>
          </table:table-cell>
          <table:table-cell office:value-type="float" office:value="7.82901111149115" calcext:value-type="float">
            <text:p>7.82901111149115</text:p>
          </table:table-cell>
        </table:table-row>
        <table:table-row table:style-name="ro2">
          <table:table-cell office:value-type="string" calcext:value-type="string">
            <text:p>w18</text:p>
          </table:table-cell>
          <table:table-cell office:value-type="float" office:value="100" calcext:value-type="float">
            <text:p>100</text:p>
          </table:table-cell>
          <table:table-cell office:value-type="float" office:value="215.0343661" calcext:value-type="float">
            <text:p>215.0343661</text:p>
          </table:table-cell>
          <table:table-cell office:value-type="float" office:value="10.2374520236555" calcext:value-type="float">
            <text:p>10.2374520236555</text:p>
          </table:table-cell>
          <table:table-cell office:value-type="float" office:value="189.72473" calcext:value-type="float">
            <text:p>189.72473</text:p>
          </table:table-cell>
          <table:table-cell office:value-type="float" office:value="214.02989" calcext:value-type="float">
            <text:p>214.02989</text:p>
          </table:table-cell>
          <table:table-cell office:value-type="float" office:value="217.58298" calcext:value-type="float">
            <text:p>217.58298</text:p>
          </table:table-cell>
          <table:table-cell office:value-type="float" office:value="219.5052725" calcext:value-type="float">
            <text:p>219.5052725</text:p>
          </table:table-cell>
          <table:table-cell office:value-type="float" office:value="232.63333" calcext:value-type="float">
            <text:p>232.63333</text:p>
          </table:table-cell>
          <table:table-cell office:value-type="float" office:value="214.53212805" calcext:value-type="float">
            <text:p>214.53212805</text:p>
          </table:table-cell>
          <table:table-cell office:value-type="float" office:value="215.27548855763" calcext:value-type="float">
            <text:p>215.27548855763</text:p>
          </table:table-cell>
          <table:table-cell office:value-type="float" office:value="214.02989" calcext:value-type="float">
            <text:p>214.02989</text:p>
          </table:table-cell>
          <table:table-cell table:number-columns-repeated="2" office:value-type="float" office:value="217.58298" calcext:value-type="float">
            <text:p>217.58298</text:p>
          </table:table-cell>
          <table:table-cell office:value-type="float" office:value="3.55309000000003" calcext:value-type="float">
            <text:p>3.55309000000003</text:p>
          </table:table-cell>
          <table:table-cell office:value-type="float" office:value="42.9086" calcext:value-type="float">
            <text:p>42.9086</text:p>
          </table:table-cell>
          <table:table-cell office:value-type="float" office:value="104.805423936648" calcext:value-type="float">
            <text:p>104.805423936648</text:p>
          </table:table-cell>
        </table:table-row>
        <table:table-row table:style-name="ro2">
          <table:table-cell office:value-type="string" calcext:value-type="string">
            <text:p>w19</text:p>
          </table:table-cell>
          <table:table-cell office:value-type="float" office:value="100" calcext:value-type="float">
            <text:p>100</text:p>
          </table:table-cell>
          <table:table-cell office:value-type="float" office:value="258.7849225" calcext:value-type="float">
            <text:p>258.7849225</text:p>
          </table:table-cell>
          <table:table-cell office:value-type="float" office:value="11.1989914146181" calcext:value-type="float">
            <text:p>11.1989914146181</text:p>
          </table:table-cell>
          <table:table-cell office:value-type="float" office:value="233.40633" calcext:value-type="float">
            <text:p>233.40633</text:p>
          </table:table-cell>
          <table:table-cell office:value-type="float" office:value="250.518605" calcext:value-type="float">
            <text:p>250.518605</text:p>
          </table:table-cell>
          <table:table-cell office:value-type="float" office:value="261.962375" calcext:value-type="float">
            <text:p>261.962375</text:p>
          </table:table-cell>
          <table:table-cell office:value-type="float" office:value="268.370545" calcext:value-type="float">
            <text:p>268.370545</text:p>
          </table:table-cell>
          <table:table-cell office:value-type="float" office:value="271.84454" calcext:value-type="float">
            <text:p>271.84454</text:p>
          </table:table-cell>
          <table:table-cell office:value-type="float" office:value="254.65176375" calcext:value-type="float">
            <text:p>254.65176375</text:p>
          </table:table-cell>
          <table:table-cell office:value-type="float" office:value="259.024707987382" calcext:value-type="float">
            <text:p>259.024707987382</text:p>
          </table:table-cell>
          <table:table-cell office:value-type="float" office:value="250.518605" calcext:value-type="float">
            <text:p>250.518605</text:p>
          </table:table-cell>
          <table:table-cell table:number-columns-repeated="2" office:value-type="float" office:value="261.962375" calcext:value-type="float">
            <text:p>261.962375</text:p>
          </table:table-cell>
          <table:table-cell office:value-type="float" office:value="11.44377" calcext:value-type="float">
            <text:p>11.44377</text:p>
          </table:table-cell>
          <table:table-cell office:value-type="float" office:value="38.43821" calcext:value-type="float">
            <text:p>38.43821</text:p>
          </table:table-cell>
          <table:table-cell office:value-type="float" office:value="125.41740870469" calcext:value-type="float">
            <text:p>125.41740870469</text:p>
          </table:table-cell>
        </table:table-row>
        <table:table-row table:style-name="ro2">
          <table:table-cell office:value-type="string" calcext:value-type="string">
            <text:p>w20</text:p>
          </table:table-cell>
          <table:table-cell office:value-type="float" office:value="100" calcext:value-type="float">
            <text:p>100</text:p>
          </table:table-cell>
          <table:table-cell office:value-type="float" office:value="274.3368036" calcext:value-type="float">
            <text:p>274.3368036</text:p>
          </table:table-cell>
          <table:table-cell office:value-type="float" office:value="1.25098363834751" calcext:value-type="float">
            <text:p>1.25098363834751</text:p>
          </table:table-cell>
          <table:table-cell office:value-type="float" office:value="271.91266" calcext:value-type="float">
            <text:p>271.91266</text:p>
          </table:table-cell>
          <table:table-cell office:value-type="float" office:value="273.3582" calcext:value-type="float">
            <text:p>273.3582</text:p>
          </table:table-cell>
          <table:table-cell office:value-type="float" office:value="274.402585" calcext:value-type="float">
            <text:p>274.402585</text:p>
          </table:table-cell>
          <table:table-cell office:value-type="float" office:value="275.47278" calcext:value-type="float">
            <text:p>275.47278</text:p>
          </table:table-cell>
          <table:table-cell office:value-type="float" office:value="276.2804" calcext:value-type="float">
            <text:p>276.2804</text:p>
          </table:table-cell>
          <table:table-cell office:value-type="float" office:value="273.8475018" calcext:value-type="float">
            <text:p>273.8475018</text:p>
          </table:table-cell>
          <table:table-cell office:value-type="float" office:value="274.339627323374" calcext:value-type="float">
            <text:p>274.339627323374</text:p>
          </table:table-cell>
          <table:table-cell office:value-type="float" office:value="273.3582" calcext:value-type="float">
            <text:p>273.3582</text:p>
          </table:table-cell>
          <table:table-cell table:number-columns-repeated="2" office:value-type="float" office:value="274.402585" calcext:value-type="float">
            <text:p>274.402585</text:p>
          </table:table-cell>
          <table:table-cell office:value-type="float" office:value="1.04438500000003" calcext:value-type="float">
            <text:p>1.04438500000003</text:p>
          </table:table-cell>
          <table:table-cell office:value-type="float" office:value="4.36773999999997" calcext:value-type="float">
            <text:p>4.36773999999997</text:p>
          </table:table-cell>
          <table:table-cell office:value-type="float" office:value="1.56496006341317" calcext:value-type="float">
            <text:p>1.56496006341317</text:p>
          </table:table-cell>
        </table:table-row>
        <table:table-row table:style-name="ro2">
          <table:table-cell office:value-type="string" calcext:value-type="string">
            <text:p>w21</text:p>
          </table:table-cell>
          <table:table-cell office:value-type="float" office:value="100" calcext:value-type="float">
            <text:p>100</text:p>
          </table:table-cell>
          <table:table-cell office:value-type="float" office:value="264.0282353" calcext:value-type="float">
            <text:p>264.0282353</text:p>
          </table:table-cell>
          <table:table-cell office:value-type="float" office:value="4.25730739854784" calcext:value-type="float">
            <text:p>4.25730739854784</text:p>
          </table:table-cell>
          <table:table-cell office:value-type="float" office:value="258.69153" calcext:value-type="float">
            <text:p>258.69153</text:p>
          </table:table-cell>
          <table:table-cell office:value-type="float" office:value="259.8787375" calcext:value-type="float">
            <text:p>259.8787375</text:p>
          </table:table-cell>
          <table:table-cell office:value-type="float" office:value="263.421345" calcext:value-type="float">
            <text:p>263.421345</text:p>
          </table:table-cell>
          <table:table-cell office:value-type="float" office:value="267.668025" calcext:value-type="float">
            <text:p>267.668025</text:p>
          </table:table-cell>
          <table:table-cell office:value-type="float" office:value="272.01843" calcext:value-type="float">
            <text:p>272.01843</text:p>
          </table:table-cell>
          <table:table-cell office:value-type="float" office:value="261.65004125" calcext:value-type="float">
            <text:p>261.65004125</text:p>
          </table:table-cell>
          <table:table-cell office:value-type="float" office:value="264.06221322873" calcext:value-type="float">
            <text:p>264.06221322873</text:p>
          </table:table-cell>
          <table:table-cell office:value-type="float" office:value="259.8787375" calcext:value-type="float">
            <text:p>259.8787375</text:p>
          </table:table-cell>
          <table:table-cell table:number-columns-repeated="2" office:value-type="float" office:value="263.421345" calcext:value-type="float">
            <text:p>263.421345</text:p>
          </table:table-cell>
          <table:table-cell office:value-type="float" office:value="3.54260749999997" calcext:value-type="float">
            <text:p>3.54260749999997</text:p>
          </table:table-cell>
          <table:table-cell office:value-type="float" office:value="13.3269" calcext:value-type="float">
            <text:p>13.3269</text:p>
          </table:table-cell>
          <table:table-cell office:value-type="float" office:value="18.1246662857302" calcext:value-type="float">
            <text:p>18.1246662857302</text:p>
          </table:table-cell>
        </table:table-row>
        <table:table-row table:style-name="ro2">
          <table:table-cell office:value-type="string" calcext:value-type="string">
            <text:p>w22</text:p>
          </table:table-cell>
          <table:table-cell office:value-type="float" office:value="100" calcext:value-type="float">
            <text:p>100</text:p>
          </table:table-cell>
          <table:table-cell office:value-type="float" office:value="260.0716405" calcext:value-type="float">
            <text:p>260.0716405</text:p>
          </table:table-cell>
          <table:table-cell office:value-type="float" office:value="1.12752171171944" calcext:value-type="float">
            <text:p>1.12752171171944</text:p>
          </table:table-cell>
          <table:table-cell office:value-type="float" office:value="258.08133" calcext:value-type="float">
            <text:p>258.08133</text:p>
          </table:table-cell>
          <table:table-cell office:value-type="float" office:value="258.9969175" calcext:value-type="float">
            <text:p>258.9969175</text:p>
          </table:table-cell>
          <table:table-cell office:value-type="float" office:value="260.32377" calcext:value-type="float">
            <text:p>260.32377</text:p>
          </table:table-cell>
          <table:table-cell office:value-type="float" office:value="261.0576775" calcext:value-type="float">
            <text:p>261.0576775</text:p>
          </table:table-cell>
          <table:table-cell office:value-type="float" office:value="261.88416" calcext:value-type="float">
            <text:p>261.88416</text:p>
          </table:table-cell>
          <table:table-cell office:value-type="float" office:value="259.534279" calcext:value-type="float">
            <text:p>259.534279</text:p>
          </table:table-cell>
          <table:table-cell office:value-type="float" office:value="260.074060191553" calcext:value-type="float">
            <text:p>260.074060191553</text:p>
          </table:table-cell>
          <table:table-cell office:value-type="float" office:value="258.9969175" calcext:value-type="float">
            <text:p>258.9969175</text:p>
          </table:table-cell>
          <table:table-cell table:number-columns-repeated="2" office:value-type="float" office:value="260.32377" calcext:value-type="float">
            <text:p>260.32377</text:p>
          </table:table-cell>
          <table:table-cell office:value-type="float" office:value="1.32685249999992" calcext:value-type="float">
            <text:p>1.32685249999992</text:p>
          </table:table-cell>
          <table:table-cell office:value-type="float" office:value="3.80283000000003" calcext:value-type="float">
            <text:p>3.80283000000003</text:p>
          </table:table-cell>
          <table:table-cell office:value-type="float" office:value="1.27130521039874" calcext:value-type="float">
            <text:p>1.27130521039874</text:p>
          </table:table-cell>
        </table:table-row>
        <table:table-row table:style-name="ro2">
          <table:table-cell office:value-type="string" calcext:value-type="string">
            <text:p>w23</text:p>
          </table:table-cell>
          <table:table-cell office:value-type="float" office:value="100" calcext:value-type="float">
            <text:p>100</text:p>
          </table:table-cell>
          <table:table-cell office:value-type="float" office:value="254.4666003" calcext:value-type="float">
            <text:p>254.4666003</text:p>
          </table:table-cell>
          <table:table-cell office:value-type="float" office:value="2.43430990089446" calcext:value-type="float">
            <text:p>2.43430990089446</text:p>
          </table:table-cell>
          <table:table-cell office:value-type="float" office:value="251.47293" calcext:value-type="float">
            <text:p>251.47293</text:p>
          </table:table-cell>
          <table:table-cell office:value-type="float" office:value="252.5535525" calcext:value-type="float">
            <text:p>252.5535525</text:p>
          </table:table-cell>
          <table:table-cell office:value-type="float" office:value="253.22204" calcext:value-type="float">
            <text:p>253.22204</text:p>
          </table:table-cell>
          <table:table-cell office:value-type="float" office:value="256.2663" calcext:value-type="float">
            <text:p>256.2663</text:p>
          </table:table-cell>
          <table:table-cell office:value-type="float" office:value="259.93958" calcext:value-type="float">
            <text:p>259.93958</text:p>
          </table:table-cell>
          <table:table-cell office:value-type="float" office:value="252.88779625" calcext:value-type="float">
            <text:p>252.88779625</text:p>
          </table:table-cell>
          <table:table-cell office:value-type="float" office:value="254.478127300337" calcext:value-type="float">
            <text:p>254.478127300337</text:p>
          </table:table-cell>
          <table:table-cell office:value-type="float" office:value="252.5535525" calcext:value-type="float">
            <text:p>252.5535525</text:p>
          </table:table-cell>
          <table:table-cell table:number-columns-repeated="2" office:value-type="float" office:value="253.22204" calcext:value-type="float">
            <text:p>253.22204</text:p>
          </table:table-cell>
          <table:table-cell office:value-type="float" office:value="0.668487499999969" calcext:value-type="float">
            <text:p>0.668487499999969</text:p>
          </table:table-cell>
          <table:table-cell office:value-type="float" office:value="8.46664999999999" calcext:value-type="float">
            <text:p>8.46664999999999</text:p>
          </table:table-cell>
          <table:table-cell office:value-type="float" office:value="5.92586469359282" calcext:value-type="float">
            <text:p>5.92586469359282</text:p>
          </table:table-cell>
        </table:table-row>
        <table:table-row table:style-name="ro2">
          <table:table-cell office:value-type="string" calcext:value-type="string">
            <text:p>w24</text:p>
          </table:table-cell>
          <table:table-cell office:value-type="float" office:value="100" calcext:value-type="float">
            <text:p>100</text:p>
          </table:table-cell>
          <table:table-cell office:value-type="float" office:value="250.5842852" calcext:value-type="float">
            <text:p>250.5842852</text:p>
          </table:table-cell>
          <table:table-cell office:value-type="float" office:value="1.04421529806747" calcext:value-type="float">
            <text:p>1.04421529806747</text:p>
          </table:table-cell>
          <table:table-cell office:value-type="float" office:value="248.85172" calcext:value-type="float">
            <text:p>248.85172</text:p>
          </table:table-cell>
          <table:table-cell office:value-type="float" office:value="249.7549025" calcext:value-type="float">
            <text:p>249.7549025</text:p>
          </table:table-cell>
          <table:table-cell office:value-type="float" office:value="250.33622" calcext:value-type="float">
            <text:p>250.33622</text:p>
          </table:table-cell>
          <table:table-cell office:value-type="float" office:value="251.4037125" calcext:value-type="float">
            <text:p>251.4037125</text:p>
          </table:table-cell>
          <table:table-cell office:value-type="float" office:value="253.02496" calcext:value-type="float">
            <text:p>253.02496</text:p>
          </table:table-cell>
          <table:table-cell office:value-type="float" office:value="250.04556125" calcext:value-type="float">
            <text:p>250.04556125</text:p>
          </table:table-cell>
          <table:table-cell office:value-type="float" office:value="250.586439120172" calcext:value-type="float">
            <text:p>250.586439120172</text:p>
          </table:table-cell>
          <table:table-cell office:value-type="float" office:value="249.7549025" calcext:value-type="float">
            <text:p>249.7549025</text:p>
          </table:table-cell>
          <table:table-cell table:number-columns-repeated="2" office:value-type="float" office:value="250.33622" calcext:value-type="float">
            <text:p>250.33622</text:p>
          </table:table-cell>
          <table:table-cell office:value-type="float" office:value="0.581317499999955" calcext:value-type="float">
            <text:p>0.581317499999955</text:p>
          </table:table-cell>
          <table:table-cell office:value-type="float" office:value="4.17323999999999" calcext:value-type="float">
            <text:p>4.17323999999999</text:p>
          </table:table-cell>
          <table:table-cell office:value-type="float" office:value="1.09038558871814" calcext:value-type="float">
            <text:p>1.09038558871814</text:p>
          </table:table-cell>
        </table:table-row>
        <table:table-row table:style-name="ro2">
          <table:table-cell office:value-type="string" calcext:value-type="string">
            <text:p>w25</text:p>
          </table:table-cell>
          <table:table-cell office:value-type="float" office:value="100" calcext:value-type="float">
            <text:p>100</text:p>
          </table:table-cell>
          <table:table-cell office:value-type="float" office:value="248.5493149" calcext:value-type="float">
            <text:p>248.5493149</text:p>
          </table:table-cell>
          <table:table-cell office:value-type="float" office:value="0.589632862911525" calcext:value-type="float">
            <text:p>0.589632862911525</text:p>
          </table:table-cell>
          <table:table-cell office:value-type="float" office:value="247.22446" calcext:value-type="float">
            <text:p>247.22446</text:p>
          </table:table-cell>
          <table:table-cell office:value-type="float" office:value="248.093055" calcext:value-type="float">
            <text:p>248.093055</text:p>
          </table:table-cell>
          <table:table-cell office:value-type="float" office:value="248.577005" calcext:value-type="float">
            <text:p>248.577005</text:p>
          </table:table-cell>
          <table:table-cell office:value-type="float" office:value="248.976615" calcext:value-type="float">
            <text:p>248.976615</text:p>
          </table:table-cell>
          <table:table-cell office:value-type="float" office:value="250.07275" calcext:value-type="float">
            <text:p>250.07275</text:p>
          </table:table-cell>
          <table:table-cell office:value-type="float" office:value="248.32118495" calcext:value-type="float">
            <text:p>248.32118495</text:p>
          </table:table-cell>
          <table:table-cell office:value-type="float" office:value="248.550007297331" calcext:value-type="float">
            <text:p>248.550007297331</text:p>
          </table:table-cell>
          <table:table-cell office:value-type="float" office:value="248.093055" calcext:value-type="float">
            <text:p>248.093055</text:p>
          </table:table-cell>
          <table:table-cell table:number-columns-repeated="2" office:value-type="float" office:value="248.577005" calcext:value-type="float">
            <text:p>248.577005</text:p>
          </table:table-cell>
          <table:table-cell office:value-type="float" office:value="0.483949999999993" calcext:value-type="float">
            <text:p>0.483949999999993</text:p>
          </table:table-cell>
          <table:table-cell office:value-type="float" office:value="2.84828999999999" calcext:value-type="float">
            <text:p>2.84828999999999</text:p>
          </table:table-cell>
          <table:table-cell office:value-type="float" office:value="0.347666913025242" calcext:value-type="float">
            <text:p>0.347666913025242</text:p>
          </table:table-cell>
        </table:table-row>
        <table:table-row table:style-name="ro2">
          <table:table-cell office:value-type="string" calcext:value-type="string">
            <text:p>w26</text:p>
          </table:table-cell>
          <table:table-cell office:value-type="float" office:value="100" calcext:value-type="float">
            <text:p>100</text:p>
          </table:table-cell>
          <table:table-cell office:value-type="float" office:value="247.8247353" calcext:value-type="float">
            <text:p>247.8247353</text:p>
          </table:table-cell>
          <table:table-cell office:value-type="float" office:value="1.19393428819436" calcext:value-type="float">
            <text:p>1.19393428819436</text:p>
          </table:table-cell>
          <table:table-cell office:value-type="float" office:value="245.26825" calcext:value-type="float">
            <text:p>245.26825</text:p>
          </table:table-cell>
          <table:table-cell office:value-type="float" office:value="246.84422" calcext:value-type="float">
            <text:p>246.84422</text:p>
          </table:table-cell>
          <table:table-cell office:value-type="float" office:value="248.12249" calcext:value-type="float">
            <text:p>248.12249</text:p>
          </table:table-cell>
          <table:table-cell office:value-type="float" office:value="248.76782" calcext:value-type="float">
            <text:p>248.76782</text:p>
          </table:table-cell>
          <table:table-cell office:value-type="float" office:value="249.6123" calcext:value-type="float">
            <text:p>249.6123</text:p>
          </table:table-cell>
          <table:table-cell office:value-type="float" office:value="247.33447765" calcext:value-type="float">
            <text:p>247.33447765</text:p>
          </table:table-cell>
          <table:table-cell office:value-type="float" office:value="247.827582506082" calcext:value-type="float">
            <text:p>247.827582506082</text:p>
          </table:table-cell>
          <table:table-cell office:value-type="float" office:value="246.84422" calcext:value-type="float">
            <text:p>246.84422</text:p>
          </table:table-cell>
          <table:table-cell table:number-columns-repeated="2" office:value-type="float" office:value="248.12249" calcext:value-type="float">
            <text:p>248.12249</text:p>
          </table:table-cell>
          <table:table-cell office:value-type="float" office:value="1.27827000000002" calcext:value-type="float">
            <text:p>1.27827000000002</text:p>
          </table:table-cell>
          <table:table-cell office:value-type="float" office:value="4.34405000000001" calcext:value-type="float">
            <text:p>4.34405000000001</text:p>
          </table:table-cell>
          <table:table-cell office:value-type="float" office:value="1.42547908452618" calcext:value-type="float">
            <text:p>1.42547908452618</text:p>
          </table:table-cell>
        </table:table-row>
        <table:table-row table:style-name="ro2">
          <table:table-cell office:value-type="string" calcext:value-type="string">
            <text:p>w27</text:p>
          </table:table-cell>
          <table:table-cell office:value-type="float" office:value="100" calcext:value-type="float">
            <text:p>100</text:p>
          </table:table-cell>
          <table:table-cell office:value-type="float" office:value="245.8881658" calcext:value-type="float">
            <text:p>245.8881658</text:p>
          </table:table-cell>
          <table:table-cell office:value-type="float" office:value="0.419513085550186" calcext:value-type="float">
            <text:p>0.419513085550186</text:p>
          </table:table-cell>
          <table:table-cell office:value-type="float" office:value="244.80637" calcext:value-type="float">
            <text:p>244.80637</text:p>
          </table:table-cell>
          <table:table-cell office:value-type="float" office:value="245.6720875" calcext:value-type="float">
            <text:p>245.6720875</text:p>
          </table:table-cell>
          <table:table-cell office:value-type="float" office:value="245.84002" calcext:value-type="float">
            <text:p>245.84002</text:p>
          </table:table-cell>
          <table:table-cell office:value-type="float" office:value="246.125375" calcext:value-type="float">
            <text:p>246.125375</text:p>
          </table:table-cell>
          <table:table-cell office:value-type="float" office:value="246.85315" calcext:value-type="float">
            <text:p>246.85315</text:p>
          </table:table-cell>
          <table:table-cell office:value-type="float" office:value="245.75605375" calcext:value-type="float">
            <text:p>245.75605375</text:p>
          </table:table-cell>
          <table:table-cell office:value-type="float" office:value="245.888520089501" calcext:value-type="float">
            <text:p>245.888520089501</text:p>
          </table:table-cell>
          <table:table-cell office:value-type="float" office:value="245.6720875" calcext:value-type="float">
            <text:p>245.6720875</text:p>
          </table:table-cell>
          <table:table-cell table:number-columns-repeated="2" office:value-type="float" office:value="245.84002" calcext:value-type="float">
            <text:p>245.84002</text:p>
          </table:table-cell>
          <table:table-cell office:value-type="float" office:value="0.167932499999978" calcext:value-type="float">
            <text:p>0.167932499999978</text:p>
          </table:table-cell>
          <table:table-cell office:value-type="float" office:value="2.04677999999998" calcext:value-type="float">
            <text:p>2.04677999999998</text:p>
          </table:table-cell>
          <table:table-cell office:value-type="float" office:value="0.175991228947837" calcext:value-type="float">
            <text:p>0.175991228947837</text:p>
          </table:table-cell>
        </table:table-row>
        <table:table-row table:style-name="ro2">
          <table:table-cell office:value-type="string" calcext:value-type="string">
            <text:p>w28</text:p>
          </table:table-cell>
          <table:table-cell office:value-type="float" office:value="100" calcext:value-type="float">
            <text:p>100</text:p>
          </table:table-cell>
          <table:table-cell office:value-type="float" office:value="242.374073" calcext:value-type="float">
            <text:p>242.374073</text:p>
          </table:table-cell>
          <table:table-cell office:value-type="float" office:value="1.31604746236716" calcext:value-type="float">
            <text:p>1.31604746236716</text:p>
          </table:table-cell>
          <table:table-cell office:value-type="float" office:value="240.59271" calcext:value-type="float">
            <text:p>240.59271</text:p>
          </table:table-cell>
          <table:table-cell office:value-type="float" office:value="241.4996875" calcext:value-type="float">
            <text:p>241.4996875</text:p>
          </table:table-cell>
          <table:table-cell office:value-type="float" office:value="241.93834" calcext:value-type="float">
            <text:p>241.93834</text:p>
          </table:table-cell>
          <table:table-cell office:value-type="float" office:value="243.209815" calcext:value-type="float">
            <text:p>243.209815</text:p>
          </table:table-cell>
          <table:table-cell office:value-type="float" office:value="245.72107" calcext:value-type="float">
            <text:p>245.72107</text:p>
          </table:table-cell>
          <table:table-cell office:value-type="float" office:value="241.71901375" calcext:value-type="float">
            <text:p>241.71901375</text:p>
          </table:table-cell>
          <table:table-cell office:value-type="float" office:value="242.377610194761" calcext:value-type="float">
            <text:p>242.377610194761</text:p>
          </table:table-cell>
          <table:table-cell office:value-type="float" office:value="241.4996875" calcext:value-type="float">
            <text:p>241.4996875</text:p>
          </table:table-cell>
          <table:table-cell table:number-columns-repeated="2" office:value-type="float" office:value="241.93834" calcext:value-type="float">
            <text:p>241.93834</text:p>
          </table:table-cell>
          <table:table-cell office:value-type="float" office:value="0.438652499999989" calcext:value-type="float">
            <text:p>0.438652499999989</text:p>
          </table:table-cell>
          <table:table-cell office:value-type="float" office:value="5.12836000000002" calcext:value-type="float">
            <text:p>5.12836000000002</text:p>
          </table:table-cell>
          <table:table-cell office:value-type="float" office:value="1.73198092320303" calcext:value-type="float">
            <text:p>1.73198092320303</text:p>
          </table:table-cell>
        </table:table-row>
        <table:table-row table:style-name="ro2">
          <table:table-cell office:value-type="string" calcext:value-type="string">
            <text:p>w29</text:p>
          </table:table-cell>
          <table:table-cell office:value-type="float" office:value="100" calcext:value-type="float">
            <text:p>100</text:p>
          </table:table-cell>
          <table:table-cell office:value-type="float" office:value="251.4369018" calcext:value-type="float">
            <text:p>251.4369018</text:p>
          </table:table-cell>
          <table:table-cell office:value-type="float" office:value="3.86198322093619" calcext:value-type="float">
            <text:p>3.86198322093619</text:p>
          </table:table-cell>
          <table:table-cell office:value-type="float" office:value="243.03275" calcext:value-type="float">
            <text:p>243.03275</text:p>
          </table:table-cell>
          <table:table-cell office:value-type="float" office:value="249.079055" calcext:value-type="float">
            <text:p>249.079055</text:p>
          </table:table-cell>
          <table:table-cell office:value-type="float" office:value="252.046345" calcext:value-type="float">
            <text:p>252.046345</text:p>
          </table:table-cell>
          <table:table-cell office:value-type="float" office:value="254.991365" calcext:value-type="float">
            <text:p>254.991365</text:p>
          </table:table-cell>
          <table:table-cell office:value-type="float" office:value="256.51816" calcext:value-type="float">
            <text:p>256.51816</text:p>
          </table:table-cell>
          <table:table-cell office:value-type="float" office:value="250.2579784" calcext:value-type="float">
            <text:p>250.2579784</text:p>
          </table:table-cell>
          <table:table-cell office:value-type="float" office:value="251.466262850581" calcext:value-type="float">
            <text:p>251.466262850581</text:p>
          </table:table-cell>
          <table:table-cell office:value-type="float" office:value="249.079055" calcext:value-type="float">
            <text:p>249.079055</text:p>
          </table:table-cell>
          <table:table-cell table:number-columns-repeated="2" office:value-type="float" office:value="252.046345" calcext:value-type="float">
            <text:p>252.046345</text:p>
          </table:table-cell>
          <table:table-cell office:value-type="float" office:value="2.96728999999996" calcext:value-type="float">
            <text:p>2.96728999999996</text:p>
          </table:table-cell>
          <table:table-cell office:value-type="float" office:value="13.48541" calcext:value-type="float">
            <text:p>13.48541</text:p>
          </table:table-cell>
          <table:table-cell office:value-type="float" office:value="14.9149143987927" calcext:value-type="float">
            <text:p>14.9149143987927</text:p>
          </table:table-cell>
        </table:table-row>
        <table:table-row table:style-name="ro2">
          <table:table-cell office:value-type="string" calcext:value-type="string">
            <text:p>w30</text:p>
          </table:table-cell>
          <table:table-cell office:value-type="float" office:value="100" calcext:value-type="float">
            <text:p>100</text:p>
          </table:table-cell>
          <table:table-cell office:value-type="float" office:value="248.7504945" calcext:value-type="float">
            <text:p>248.7504945</text:p>
          </table:table-cell>
          <table:table-cell office:value-type="float" office:value="3.49819802632333" calcext:value-type="float">
            <text:p>3.49819802632333</text:p>
          </table:table-cell>
          <table:table-cell office:value-type="float" office:value="244.23428" calcext:value-type="float">
            <text:p>244.23428</text:p>
          </table:table-cell>
          <table:table-cell office:value-type="float" office:value="245.4890725" calcext:value-type="float">
            <text:p>245.4890725</text:p>
          </table:table-cell>
          <table:table-cell office:value-type="float" office:value="248.048395" calcext:value-type="float">
            <text:p>248.048395</text:p>
          </table:table-cell>
          <table:table-cell office:value-type="float" office:value="252.558645" calcext:value-type="float">
            <text:p>252.558645</text:p>
          </table:table-cell>
          <table:table-cell office:value-type="float" office:value="253.65405" calcext:value-type="float">
            <text:p>253.65405</text:p>
          </table:table-cell>
          <table:table-cell office:value-type="float" office:value="246.76873375" calcext:value-type="float">
            <text:p>246.76873375</text:p>
          </table:table-cell>
          <table:table-cell office:value-type="float" office:value="248.774845049759" calcext:value-type="float">
            <text:p>248.774845049759</text:p>
          </table:table-cell>
          <table:table-cell office:value-type="float" office:value="245.4890725" calcext:value-type="float">
            <text:p>245.4890725</text:p>
          </table:table-cell>
          <table:table-cell table:number-columns-repeated="2" office:value-type="float" office:value="248.048395" calcext:value-type="float">
            <text:p>248.048395</text:p>
          </table:table-cell>
          <table:table-cell office:value-type="float" office:value="2.55932249999998" calcext:value-type="float">
            <text:p>2.55932249999998</text:p>
          </table:table-cell>
          <table:table-cell office:value-type="float" office:value="9.41977000000003" calcext:value-type="float">
            <text:p>9.41977000000003</text:p>
          </table:table-cell>
          <table:table-cell office:value-type="float" office:value="12.2373894313725" calcext:value-type="float">
            <text:p>12.2373894313725</text:p>
          </table:table-cell>
        </table:table-row>
        <table:table-row table:style-name="ro2">
          <table:table-cell office:value-type="string" calcext:value-type="string">
            <text:p>w31</text:p>
          </table:table-cell>
          <table:table-cell office:value-type="float" office:value="100" calcext:value-type="float">
            <text:p>100</text:p>
          </table:table-cell>
          <table:table-cell office:value-type="float" office:value="246.2712827" calcext:value-type="float">
            <text:p>246.2712827</text:p>
          </table:table-cell>
          <table:table-cell office:value-type="float" office:value="1.40344960177231" calcext:value-type="float">
            <text:p>1.40344960177231</text:p>
          </table:table-cell>
          <table:table-cell office:value-type="float" office:value="243.86734" calcext:value-type="float">
            <text:p>243.86734</text:p>
          </table:table-cell>
          <table:table-cell office:value-type="float" office:value="245.0687775" calcext:value-type="float">
            <text:p>245.0687775</text:p>
          </table:table-cell>
          <table:table-cell office:value-type="float" office:value="246.371" calcext:value-type="float">
            <text:p>246.371</text:p>
          </table:table-cell>
          <table:table-cell office:value-type="float" office:value="247.1983475" calcext:value-type="float">
            <text:p>247.1983475</text:p>
          </table:table-cell>
          <table:table-cell office:value-type="float" office:value="248.60822" calcext:value-type="float">
            <text:p>248.60822</text:p>
          </table:table-cell>
          <table:table-cell office:value-type="float" office:value="245.6700301" calcext:value-type="float">
            <text:p>245.6700301</text:p>
          </table:table-cell>
          <table:table-cell office:value-type="float" office:value="246.275241664241" calcext:value-type="float">
            <text:p>246.275241664241</text:p>
          </table:table-cell>
          <table:table-cell office:value-type="float" office:value="245.0687775" calcext:value-type="float">
            <text:p>245.0687775</text:p>
          </table:table-cell>
          <table:table-cell table:number-columns-repeated="2" office:value-type="float" office:value="246.371" calcext:value-type="float">
            <text:p>246.371</text:p>
          </table:table-cell>
          <table:table-cell office:value-type="float" office:value="1.3022225" calcext:value-type="float">
            <text:p>1.3022225</text:p>
          </table:table-cell>
          <table:table-cell office:value-type="float" office:value="4.74088000000003" calcext:value-type="float">
            <text:p>4.74088000000003</text:p>
          </table:table-cell>
          <table:table-cell office:value-type="float" office:value="1.96967078471486" calcext:value-type="float">
            <text:p>1.96967078471486</text:p>
          </table:table-cell>
        </table:table-row>
        <table:table-row table:style-name="ro2">
          <table:table-cell office:value-type="string" calcext:value-type="string">
            <text:p>w32</text:p>
          </table:table-cell>
          <table:table-cell office:value-type="float" office:value="100" calcext:value-type="float">
            <text:p>100</text:p>
          </table:table-cell>
          <table:table-cell office:value-type="float" office:value="246.5604136" calcext:value-type="float">
            <text:p>246.5604136</text:p>
          </table:table-cell>
          <table:table-cell office:value-type="float" office:value="0.581400453451645" calcext:value-type="float">
            <text:p>0.581400453451645</text:p>
          </table:table-cell>
          <table:table-cell office:value-type="float" office:value="245.1769" calcext:value-type="float">
            <text:p>245.1769</text:p>
          </table:table-cell>
          <table:table-cell office:value-type="float" office:value="246.2890275" calcext:value-type="float">
            <text:p>246.2890275</text:p>
          </table:table-cell>
          <table:table-cell office:value-type="float" office:value="246.57718" calcext:value-type="float">
            <text:p>246.57718</text:p>
          </table:table-cell>
          <table:table-cell office:value-type="float" office:value="246.93574" calcext:value-type="float">
            <text:p>246.93574</text:p>
          </table:table-cell>
          <table:table-cell office:value-type="float" office:value="247.78897" calcext:value-type="float">
            <text:p>247.78897</text:p>
          </table:table-cell>
          <table:table-cell office:value-type="float" office:value="246.42472055" calcext:value-type="float">
            <text:p>246.42472055</text:p>
          </table:table-cell>
          <table:table-cell office:value-type="float" office:value="246.561092228327" calcext:value-type="float">
            <text:p>246.561092228327</text:p>
          </table:table-cell>
          <table:table-cell office:value-type="float" office:value="246.2890275" calcext:value-type="float">
            <text:p>246.2890275</text:p>
          </table:table-cell>
          <table:table-cell table:number-columns-repeated="2" office:value-type="float" office:value="246.57718" calcext:value-type="float">
            <text:p>246.57718</text:p>
          </table:table-cell>
          <table:table-cell office:value-type="float" office:value="0.288152500000024" calcext:value-type="float">
            <text:p>0.288152500000024</text:p>
          </table:table-cell>
          <table:table-cell office:value-type="float" office:value="2.61207000000002" calcext:value-type="float">
            <text:p>2.61207000000002</text:p>
          </table:table-cell>
          <table:table-cell office:value-type="float" office:value="0.338026487273779" calcext:value-type="float">
            <text:p>0.3380264872737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8:53:53.700525344</meta:creation-date>
    <dc:date>2020-04-16T19:24:34.723635971</dc:date>
    <meta:editing-duration>PT30M37S</meta:editing-duration>
    <meta:editing-cycles>8</meta:editing-cycles>
    <meta:generator>LibreOffice/6.3.5.2$Linux_X86_64 LibreOffice_project/30$Build-2</meta:generator>
    <meta:document-statistic meta:table-count="1" meta:cell-count="560" meta:object-count="0"/>
  </office:meta>
</office:document-meta>
</file>